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faketime</text:p>
      <text:p text:style-name="P1">Для libstdc++6 (Ubuntu/Mint и производных) проблемах:</text:p>
      <text:p text:style-name="P1">Код:</text:p>
      <text:p text:style-name="P1">sudo add-apt-repository ppa:ubuntu-toolchain-r/test</text:p>
      <text:p text:style-name="P1">sudo apt-get update</text:p>
      <text:p text:style-name="P1">sudo apt-get install --only-upgrade libstdc++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4-12T16:57:35.592097581</dc:date>
    <meta:editing-duration>PT1H2M7S</meta:editing-duration>
    <meta:editing-cycles>9</meta:editing-cycles>
    <meta:document-statistic meta:table-count="0" meta:image-count="0" meta:object-count="0" meta:page-count="1" meta:paragraph-count="6" meta:word-count="23" meta:character-count="198" meta:non-whitespace-character-count="182"/>
  </office:meta>
</office:document-meta>
</file>